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LU-161">
            <text:p>LU-161</text:p>
          </table:table-cell>
          <table:table-cell office:value-type="float" office:value="69.12">
            <text:p>69.12</text:p>
          </table:table-cell>
          <table:table-cell office:value-type="float" office:value="36.08">
            <text:p>36.08</text:p>
          </table:table-cell>
          <table:table-cell office:value-type="float" office:value="4340.0">
            <text:p>4340.0</text:p>
          </table:table-cell>
          <table:table-cell office:value-type="float" office:value="139.49">
            <text:p>139.49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0.972111104761179">
            <text:p>0.972111104761179</text:p>
          </table:table-cell>
          <table:table-cell office:value-type="float" office:value="0.972111104761179">
            <text:p>0.972111104761179</text:p>
          </table:table-cell>
          <table:table-cell office:value-type="string" office:value="ArslanovEtal1974,BaranskayaEtal2018">
            <text:p>ArslanovEtal1974,BaranskayaEtal2018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AA-15617">
            <text:p>AA-15617</text:p>
          </table:table-cell>
          <table:table-cell office:value-type="float" office:value="69.07">
            <text:p>69.07</text:p>
          </table:table-cell>
          <table:table-cell office:value-type="float" office:value="36.03">
            <text:p>36.03</text:p>
          </table:table-cell>
          <table:table-cell office:value-type="float" office:value="10290.0">
            <text:p>10290.0</text:p>
          </table:table-cell>
          <table:table-cell office:value-type="float" office:value="128.06">
            <text:p>128.06</text:p>
          </table:table-cell>
          <table:table-cell office:value-type="string" office:value="leaf and steam fragment 2,5 cm above contact">
            <text:p>leaf and steam fragment 2,5 cm above contac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1.0">
            <text:p>41.0</text:p>
          </table:table-cell>
          <table:table-cell office:value-type="float" office:value="6.349212549600146">
            <text:p>6.349212549600146</text:p>
          </table:table-cell>
          <table:table-cell office:value-type="float" office:value="6.349212549600146">
            <text:p>6.349212549600146</text:p>
          </table:table-cell>
          <table:table-cell office:value-type="string" office:value="SnyderEtal1997,BaranskayaEtal2018">
            <text:p>SnyderEtal1997,BaranskayaEtal2018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AA-15618">
            <text:p>AA-15618</text:p>
          </table:table-cell>
          <table:table-cell office:value-type="float" office:value="69.08">
            <text:p>69.08</text:p>
          </table:table-cell>
          <table:table-cell office:value-type="float" office:value="36.23">
            <text:p>36.23</text:p>
          </table:table-cell>
          <table:table-cell office:value-type="float" office:value="3010.0">
            <text:p>3010.0</text:p>
          </table:table-cell>
          <table:table-cell office:value-type="float" office:value="116.62">
            <text:p>116.62</text:p>
          </table:table-cell>
          <table:table-cell office:value-type="string" office:value="single leaf within transition zone">
            <text:p>single leaf within transition zon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0">
            <text:p>7.0</text:p>
          </table:table-cell>
          <table:table-cell office:value-type="float" office:value="6.349212549600146">
            <text:p>6.349212549600146</text:p>
          </table:table-cell>
          <table:table-cell office:value-type="float" office:value="6.349212549600146">
            <text:p>6.349212549600146</text:p>
          </table:table-cell>
          <table:table-cell office:value-type="string" office:value="SnyderEtal1997,BaranskayaEtal2018">
            <text:p>SnyderEtal1997,BaranskayaEtal2018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AA-15619">
            <text:p>AA-15619</text:p>
          </table:table-cell>
          <table:table-cell office:value-type="float" office:value="69.13">
            <text:p>69.13</text:p>
          </table:table-cell>
          <table:table-cell office:value-type="float" office:value="35.93">
            <text:p>35.93</text:p>
          </table:table-cell>
          <table:table-cell office:value-type="float" office:value="10205.0">
            <text:p>10205.0</text:p>
          </table:table-cell>
          <table:table-cell office:value-type="float" office:value="128.06">
            <text:p>128.06</text:p>
          </table:table-cell>
          <table:table-cell office:value-type="string" office:value="laminated algal mat. 3 cm above contact">
            <text:p>laminated algal mat. 3 cm above contact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0.0">
            <text:p/>
          </table:table-cell>
          <table:table-cell office:value-type="float" office:value="22.0">
            <text:p>22.0</text:p>
          </table:table-cell>
          <table:table-cell office:value-type="float" office:value="6.349212549600146">
            <text:p>6.349212549600146</text:p>
          </table:table-cell>
          <table:table-cell office:value-type="float" office:value="6.349212549600146">
            <text:p>6.349212549600146</text:p>
          </table:table-cell>
          <table:table-cell office:value-type="string" office:value="SnyderEtal1997,BaranskayaEtal2018">
            <text:p>SnyderEtal1997,BaranskayaEtal2018</text:p>
          </table:table-cell>
        </table:table-row>
        <table:table-row>
          <table:table-cell office:value-type="string" office:value="Voronya_River">
            <text:p>Voronya_River</text:p>
          </table:table-cell>
          <table:table-cell office:value-type="string" office:value="radiocarbon">
            <text:p>radiocarbon</text:p>
          </table:table-cell>
          <table:table-cell office:value-type="string" office:value="GX-20139">
            <text:p>GX-20139</text:p>
          </table:table-cell>
          <table:table-cell office:value-type="float" office:value="69.06">
            <text:p>69.06</text:p>
          </table:table-cell>
          <table:table-cell office:value-type="float" office:value="36.06">
            <text:p>36.06</text:p>
          </table:table-cell>
          <table:table-cell office:value-type="float" office:value="10950.0">
            <text:p>10950.0</text:p>
          </table:table-cell>
          <table:table-cell office:value-type="float" office:value="156.2">
            <text:p>156.2</text:p>
          </table:table-cell>
          <table:table-cell office:value-type="string" office:value="algae fragments immediately below contact">
            <text:p>algae fragments immediately below contact</text:p>
          </table:table-cell>
          <table:table-cell office:value-type="string" office:value="marine">
            <text:p>marine</text:p>
          </table:table-cell>
          <table:table-cell office:value-type="float" office:value="-150.0">
            <text:p>-150.0</text:p>
          </table:table-cell>
          <table:table-cell office:value-type="float" office:value="48.0">
            <text:p>48.0</text:p>
          </table:table-cell>
          <table:table-cell office:value-type="float" office:value="0.0">
            <text:p/>
          </table:table-cell>
          <table:table-cell office:value-type="float" office:value="54.0">
            <text:p>54.0</text:p>
          </table:table-cell>
          <table:table-cell office:value-type="float" office:value="6.349212549600146">
            <text:p>6.349212549600146</text:p>
          </table:table-cell>
          <table:table-cell office:value-type="float" office:value="6.349212549600146">
            <text:p>6.349212549600146</text:p>
          </table:table-cell>
          <table:table-cell office:value-type="string" office:value="SnyderEtal1997,BaranskayaEtal2018">
            <text:p>SnyderEtal1997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